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fo:wrap-option="wrap"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70416666666667cm" style:use-optimal-column-width="true"/>
    </style:style>
    <style:style style:name="co8" style:family="table-column">
      <style:table-column-properties fo:break-before="auto" style:column-width="3.22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D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4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5">
            <text:p>EXTINT[10]</text:p>
          </table:table-cell>
          <table:table-cell office:value-type="string" table:style-name="ce6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6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4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4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4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4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4">
            <text:p>EXTINT[4]</text:p>
          </table:table-cell>
          <table:table-cell office:value-type="string" table:style-name="ce6">
            <text:p>END_STOP_Z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4">
            <text:p>EXTINT[5]</text:p>
          </table:table-cell>
          <table:table-cell office:value-type="string" table:style-name="ce6">
            <text:p>END_STOP_Z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XTINT[6]</text:p>
          </table:table-cell>
          <table:table-cell office:value-type="string" table:style-name="ce6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XTINT[7]</text:p>
          </table:table-cell>
          <table:table-cell office:value-type="string" table:style-name="ce6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6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6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6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6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6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6">
            <text:p>~PS_DLOADS</text:p>
          </table:table-cell>
          <table:table-cell table:number-columns-repeated="16379"/>
        </table:table-row>
        <table:table-row table:number-rows-repeated="1048537" table:style-name="ro3">
          <table:table-cell table:number-columns-repeated="16384"/>
        </table:table-row>
      </table:table>
      <table:table table:name="SAMD51" table:style-name="ta2"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ide</text:p>
          </table:table-cell>
          <table:table-cell office:value-type="string" table:style-name="ce2">
            <text:p>Function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IN32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OUT3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B04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B05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NDANA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DDANA</text:p>
          </table:table-cell>
          <table:table-cell office:value-type="string" table:style-name="ce1">
            <text:p>W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B06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B07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B08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B09</text:p>
          </table:table-cell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0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0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A05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1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A0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ERCOM0/PAD[2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A07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IC/EXTINT[7]</text:p>
          </table:table-cell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08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0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A0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1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A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2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3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DDIOB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6">
            <text:p>GNDANA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B10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3B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B11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3A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B12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3/WO[0]</text:p>
          </table:table-cell>
          <table:table-cell office:value-type="string" table:style-name="ce1">
            <text:p>MOTOR_CTRL_4A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B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CC3/WO[1]</text:p>
          </table:table-cell>
          <table:table-cell office:value-type="string" table:style-name="ce1">
            <text:p>MOTOR_CTRL_4B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B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IC/EXTINT[14]</text:p>
          </table:table-cell>
          <table:table-cell office:value-type="string" table:style-name="ce1">
            <text:p>MOTOR_FAULT_3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B15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MOTOR_SLEEP_34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IC/EXTINT[13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IN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OUT</text:p>
          </table:table-cell>
          <table:table-cell table:number-columns-repeated="16380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B16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B17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4]</text:p>
          </table:table-cell>
          <table:table-cell office:value-type="string" table:style-name="ce1">
            <text:p>END_STOP_Z+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IC/EXTINT[5]</text:p>
          </table:table-cell>
          <table:table-cell office:value-type="string" table:style-name="ce1">
            <text:p>END_STOP_Z-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A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SB/DM</text:p>
          </table:table-cell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USB/DP</text:p>
          </table:table-cell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IC/EXTINT[6]</text:p>
          </table:table-cell>
          <table:table-cell office:value-type="string" table:style-name="ce1">
            <text:p>OC_ALOADS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IC/EXTINT[11]</text:p>
          </table:table-cell>
          <table:table-cell office:value-type="string" table:style-name="ce1">
            <text:p>OC_DLOADS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ESETN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VDDCORE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6">
            <text:p>GND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VSW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A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RTEX_CM4/SWCLK</text:p>
          </table:table-cell>
          <table:table-cell table:number-columns-repeated="16380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RTEX_CM4/SWDIO</text:p>
          </table:table-cell>
          <table:table-cell table:number-columns-repeated="16380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PB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COM5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B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ERCOM5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B00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B01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1048511" table:style-name="ro3">
          <table:table-cell table:number-columns-repeated="16384"/>
        </table:table-row>
      </table:table>
      <table:database-ranges>
        <table:database-range table:target-range-address="SAMD21.A7:SAMD21.E39">
          <table:sort>
            <table:sort-by table:field-number="1"/>
          </table:sort>
        </table:database-range>
        <table:database-range table:target-range-address="SAMD51.A2:SAMD51.E65">
          <table:sort>
            <table:sort-by table:field-number="0"/>
          </table:sort>
        </table:database-range>
        <table:database-range table:target-range-address="SAMD51.A1:SAMD51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uno Sousa</meta:initial-creator>
    <dc:creator>Nuno Santos Sousa</dc:creator>
    <meta:creation-date>2020-03-18T13:15:39Z</meta:creation-date>
    <dc:date>2020-05-01T23:29:35Z</dc:date>
  </office:meta>
</office:document-meta>
</file>